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93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MT" fo:font-size="10pt"/>
    </style:style>
    <style:style style:name="P2" style:family="paragraph" style:parent-style-name="Table_20_Contents">
      <style:text-properties style:font-name="ArialMT" fo:font-size="10pt" officeooo:paragraph-rsid="00191fb5"/>
    </style:style>
    <style:style style:name="P3" style:family="paragraph" style:parent-style-name="Text_20_body">
      <style:text-properties fo:color="#2b2b2d" style:font-name="ArialMT" fo:font-size="10pt" officeooo:paragraph-rsid="0016cf8a"/>
    </style:style>
    <style:style style:name="P4" style:family="paragraph" style:parent-style-name="Standard">
      <style:text-properties officeooo:rsid="001492ee" officeooo:paragraph-rsid="001492ee"/>
    </style:style>
    <style:style style:name="P5" style:family="paragraph" style:parent-style-name="Text_20_body">
      <style:text-properties fo:color="#2b2b2d" style:font-name="ArialMT" fo:font-size="10pt" fo:background-color="#ffffff"/>
    </style:style>
    <style:style style:name="P6" style:family="paragraph" style:parent-style-name="Text_20_body">
      <style:text-properties fo:color="#2b2b2d" style:font-name="ArialMT" fo:font-size="10pt" officeooo:paragraph-rsid="00168c02" fo:background-color="#ffffff"/>
    </style:style>
    <style:style style:name="P7" style:family="paragraph" style:parent-style-name="Text_20_body">
      <style:text-properties fo:color="#2b2b2d" style:font-name="ArialMT" fo:font-size="10pt" officeooo:rsid="00168c02" officeooo:paragraph-rsid="00168c02" fo:background-color="#ffffff"/>
    </style:style>
    <style:style style:name="P8" style:family="paragraph" style:parent-style-name="Text_20_body">
      <style:text-properties fo:color="#2b2b2d" style:font-name="ArialMT" fo:font-size="10pt" officeooo:rsid="0016a48c" officeooo:paragraph-rsid="0016a48c" fo:background-color="#ffffff"/>
    </style:style>
    <style:style style:name="P9" style:family="paragraph" style:parent-style-name="Text_20_body">
      <style:text-properties fo:color="#2b2b2d" style:font-name="ArialMT" fo:font-size="10pt" officeooo:paragraph-rsid="0016cf8a" fo:background-color="#ffffff"/>
    </style:style>
    <style:style style:name="P10" style:family="paragraph" style:parent-style-name="Text_20_body">
      <style:text-properties fo:font-variant="normal" fo:text-transform="none" fo:color="#50667b" style:font-name="Roboto" fo:font-size="7.94999980926514pt" fo:letter-spacing="normal" fo:font-style="normal" fo:font-weight="bold" officeooo:rsid="0016cf8a" officeooo:paragraph-rsid="0016cf8a" fo:background-color="#ffffff"/>
    </style:style>
    <style:style style:name="P11" style:family="paragraph" style:parent-style-name="Text_20_body">
      <style:text-properties fo:font-variant="normal" fo:text-transform="none" fo:color="#50667b" style:font-name="Roboto" fo:font-size="7.94999980926514pt" fo:letter-spacing="normal" fo:font-style="normal" fo:font-weight="bold" officeooo:rsid="00191fb5" officeooo:paragraph-rsid="00191fb5" fo:background-color="#ffffff"/>
    </style:style>
    <style:style style:name="T1" style:family="text">
      <style:text-properties officeooo:rsid="001492ee"/>
    </style:style>
    <style:style style:name="T2" style:family="text">
      <style:text-properties fo:font-variant="normal" fo:text-transform="none" fo:color="#50667b" style:font-name="Roboto" fo:font-size="7.94999980926514pt" fo:letter-spacing="normal" fo:font-style="normal" fo:font-weight="bold"/>
    </style:style>
    <style:style style:name="T3" style:family="text">
      <style:text-properties fo:font-variant="normal" fo:text-transform="none" fo:color="#50667b" style:font-name="Roboto" fo:font-size="7.94999980926514pt" fo:letter-spacing="normal" fo:font-style="normal" fo:font-weight="bold" officeooo:rsid="0016cf8a"/>
    </style:style>
    <style:style style:name="T4" style:family="text">
      <style:text-properties officeooo:rsid="0017b7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дание <text:span text:style-name="T1">1.</text:span></text:p>
      <text:p text:style-name="Standard"/>
      <text:p text:style-name="Standard">Тестируемые требования </text:p>
      <text:p text:style-name="Standard"/>
      <text:p text:style-name="P4">1. Проигрования любых форматов аудио и видео файлов</text:p>
      <text:p text:style-name="P6">- Остановка</text:p>
      <text:p text:style-name="P6">- Воспроизведение</text:p>
      <text:p text:style-name="P6">- Перемотка</text:p>
      <text:p text:style-name="P6">- Рандомное воспроизведение треков</text:p>
      <text:p text:style-name="P7">2. Записывание звук и видео</text:p>
      <text:p text:style-name="P7">3. Сохранение записанных файлов</text:p>
      <text:p text:style-name="P7">4. <text:s/>Составление плейлистов</text:p>
      <text:p text:style-name="P7">5. Хранение плейлистов</text:p>
      <text:p text:style-name="P7"/>
      <text:p text:style-name="P7">Виды тестирования </text:p>
      <text:p text:style-name="P7"/>
      <text:p text:style-name="P8">1. Тестирование установки</text:p>
      <text:p text:style-name="P8">2. Функциональное тестирование</text:p>
      <text:p text:style-name="P8">3. Тестирование бизнес процессов</text:p>
      <text:p text:style-name="P8">4. Стресс тестирование</text:p>
      <text:p text:style-name="P8">5. Тестирование пользовательского интерфейса</text:p>
      <text:p text:style-name="P8"/>
      <text:p text:style-name="P8">1.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Цель тестирования</text:p>
          </table:table-cell>
          <table:table-cell table:style-name="Table1.B1" office:value-type="string">
            <text:p text:style-name="P1">Проверить что установка на разных операционных системах происходит должным образом </text:p>
          </table:table-cell>
        </table:table-row>
        <table:table-row>
          <table:table-cell table:style-name="Table1.A2" office:value-type="string">
            <text:p text:style-name="P1">Техника тестирования</text:p>
          </table:table-cell>
          <table:table-cell table:style-name="Table1.B2" office:value-type="string">
            <text:p text:style-name="P1">Установление приложение на разных операционных системах</text:p>
          </table:table-cell>
        </table:table-row>
        <table:table-row>
          <table:table-cell table:style-name="Table1.A2" office:value-type="string">
            <text:p text:style-name="P1">Критерии окончания тестирования</text:p>
          </table:table-cell>
          <table:table-cell table:style-name="Table1.B2" office:value-type="string">
            <text:p text:style-name="P1">Возможность установки на всех операционных системах проверена и происходит должным образом</text:p>
          </table:table-cell>
        </table:table-row>
        <table:table-row>
          <table:table-cell table:style-name="Table1.A2" office:value-type="string">
            <text:p text:style-name="P1">Дополнительные требования</text:p>
          </table:table-cell>
          <table:table-cell table:style-name="Table1.B2" office:value-type="string">
            <text:p text:style-name="P1">Для тестирование потребуется <text:span text:style-name="T4">Windows 7, 10 ; Linux ; Mac OS</text:span></text:p>
          </table:table-cell>
        </table:table-row>
      </table:table>
      <text:p text:style-name="P8"/>
      <text:p text:style-name="P8">2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Цель тестирования</text:p>
          </table:table-cell>
          <table:table-cell table:style-name="Table2.B1" office:value-type="string">
            <text:p text:style-name="P1">Проверить правильность работы функционала в том числе поиск нужных воспроизведений, удаление файлов, сохранение плейлистов</text:p>
          </table:table-cell>
        </table:table-row>
        <table:table-row>
          <table:table-cell table:style-name="Table2.A2" office:value-type="string">
            <text:p text:style-name="P1">Техника тестирования</text:p>
          </table:table-cell>
          <table:table-cell table:style-name="Table2.B2" office:value-type="string">
            <text:p text:style-name="P1">Проверить все тест-кейсы с корректными данными и не корректными, проверить ожидаемый результат, все необходимые предупреждения и ошибки <text:span text:style-name="T4">(при использовании не корректных данных)</text:span></text:p>
          </table:table-cell>
        </table:table-row>
        <text:soft-page-break/>
        <table:table-row>
          <table:table-cell table:style-name="Table2.A2" office:value-type="string">
            <text:p text:style-name="P1">Критерии окончания тестирования</text:p>
          </table:table-cell>
          <table:table-cell table:style-name="Table2.B2" office:value-type="string">
            <text:p text:style-name="P1">Провести все запланированные тесты, исправления всех выявленных багов</text:p>
          </table:table-cell>
        </table:table-row>
        <table:table-row table:style-name="Table2.4">
          <table:table-cell table:style-name="Table2.A2" office:value-type="string">
            <text:p text:style-name="P1">Дополнительные требования</text:p>
          </table:table-cell>
          <table:table-cell table:style-name="Table2.B2" office:value-type="string">
            <text:p text:style-name="P1">Потребуется баг трейкер для внесения и отслеживания багов</text:p>
          </table:table-cell>
        </table:table-row>
      </table:table>
      <text:p text:style-name="P10"/>
      <text:p text:style-name="P10">3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Цель тестирования</text:p>
          </table:table-cell>
          <table:table-cell table:style-name="Table3.B1" office:value-type="string">
            <text:p text:style-name="P2">Поверить несколько бизнес-функций на соответствие заявленным требованиям</text:p>
          </table:table-cell>
        </table:table-row>
        <table:table-row>
          <table:table-cell table:style-name="Table3.A2" office:value-type="string">
            <text:p text:style-name="P1">Техника тестирования</text:p>
          </table:table-cell>
          <table:table-cell table:style-name="Table3.B2" office:value-type="string">
            <text:p text:style-name="P1">Тесты используемые в функциональном тестировании будут выполняться несколько раз, имитируя выполнения работы несколькими пользователями</text:p>
          </table:table-cell>
        </table:table-row>
        <table:table-row>
          <table:table-cell table:style-name="Table3.A2" office:value-type="string">
            <text:p text:style-name="P1">Критерии окончания тестирования</text:p>
          </table:table-cell>
          <table:table-cell table:style-name="Table3.B2" office:value-type="string">
            <text:p text:style-name="P2">Все запланированные тесты проведены, баги исправлены</text:p>
          </table:table-cell>
        </table:table-row>
        <table:table-row>
          <table:table-cell table:style-name="Table3.A2" office:value-type="string">
            <text:p text:style-name="P1">Дополнительные требования</text:p>
          </table:table-cell>
          <table:table-cell table:style-name="Table3.B2" office:value-type="string">
            <text:p text:style-name="P2">Для проверки бизнес требований должна быть подготовленны соответствующая модель ПО</text:p>
          </table:table-cell>
        </table:table-row>
      </table:table>
      <text:p text:style-name="P10"/>
      <text:p text:style-name="P11">4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Цель тестирования</text:p>
          </table:table-cell>
          <table:table-cell table:style-name="Table4.B1" office:value-type="string">
            <text:p text:style-name="P1">Определить производительность системы и предсказание поведения в условиях стрессовых нагрузок</text:p>
          </table:table-cell>
        </table:table-row>
        <table:table-row>
          <table:table-cell table:style-name="Table4.A2" office:value-type="string">
            <text:p text:style-name="P1">Техника тестирования</text:p>
          </table:table-cell>
          <table:table-cell table:style-name="Table4.B2" office:value-type="string">
            <text:p text:style-name="P1">Использование тест-кейсов с превышением границ нормального функционирования</text:p>
          </table:table-cell>
        </table:table-row>
        <table:table-row>
          <table:table-cell table:style-name="Table4.A2" office:value-type="string">
            <text:p text:style-name="P1">Критерии окончания тестирования</text:p>
          </table:table-cell>
          <table:table-cell table:style-name="Table4.B2" office:value-type="string">
            <text:p text:style-name="P1">Все запланированные тесты проведены, баги исправлены</text:p>
          </table:table-cell>
        </table:table-row>
        <table:table-row>
          <table:table-cell table:style-name="Table4.A2" office:value-type="string">
            <text:p text:style-name="P1">Дополнительные требования</text:p>
          </table:table-cell>
          <table:table-cell table:style-name="Table4.B2" office:value-type="string">
            <text:p text:style-name="P1">Потребуются программы для проведения стресс тестирования </text:p>
          </table:table-cell>
        </table:table-row>
      </table:table>
      <text:p text:style-name="P10"/>
      <text:p text:style-name="P3"><text:span text:style-name="T2"><text:s/></text:span><text:span text:style-name="T3">5. 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Цель тестирования</text:p>
          </table:table-cell>
          <table:table-cell table:style-name="Table5.B1" office:value-type="string">
            <text:p text:style-name="P1">Проверить удобен ли интерфейс для пользователя, удобен ли для выполнения своих непосредственных задач</text:p>
          </table:table-cell>
        </table:table-row>
        <table:table-row>
          <table:table-cell table:style-name="Table5.A2" office:value-type="string">
            <text:p text:style-name="P1">Техника тестирования</text:p>
          </table:table-cell>
          <table:table-cell table:style-name="Table5.B2" office:value-type="string">
            <text:p text:style-name="P1">Проверка удобства для пользователя и соответсвует ли заявленным требованием и утверждённому прототипу интерфейс </text:p>
          </table:table-cell>
        </table:table-row>
        <table:table-row>
          <table:table-cell table:style-name="Table5.A2" office:value-type="string">
            <text:p text:style-name="P1">Критерии окончания тестирования</text:p>
          </table:table-cell>
          <table:table-cell table:style-name="Table5.B2" office:value-type="string">
            <text:p text:style-name="P1">Проведены все необходимые проверки, исправлены недочёты</text:p>
          </table:table-cell>
        </table:table-row>
        <table:table-row>
          <table:table-cell table:style-name="Table5.A2" office:value-type="string">
            <text:p text:style-name="P1">Дополнительные требования</text:p>
          </table:table-cell>
          <table:table-cell table:style-name="Table5.B2" office:value-type="string">
            <text:p text:style-name="P1"/>
          </table:table-cell>
        </table:table-row>
      </table:table>
      <text:p text:style-name="P9"><text:line-break/>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07:44.064130696</meta:creation-date>
    <dc:date>2018-01-19T17:53:00.192900467</dc:date>
    <meta:editing-duration>PT7M32S</meta:editing-duration>
    <meta:editing-cycles>1</meta:editing-cycles>
    <meta:generator>LibreOffice/5.4.4.2$MacOSX_X86_64 LibreOffice_project/2524958677847fb3bb44820e40380acbe820f960</meta:generator>
    <meta:document-statistic meta:table-count="5" meta:image-count="0" meta:object-count="0" meta:page-count="2" meta:paragraph-count="62" meta:word-count="294" meta:character-count="2512" meta:non-whitespace-character-count="2267"/>
  </office:meta>
</office:document-meta>
</file>